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ff16" officeooo:paragraph-rsid="0016ff16"/>
    </style:style>
    <style:style style:name="P2" style:family="paragraph" style:parent-style-name="Standard">
      <style:text-properties fo:font-size="15pt" fo:font-weight="bold" officeooo:rsid="0016ff16" officeooo:paragraph-rsid="0016ff16" style:font-size-asian="15pt" style:font-weight-asian="bold" style:font-size-complex="15pt" style:font-weight-complex="bold"/>
    </style:style>
    <style:style style:name="P3" style:family="paragraph" style:parent-style-name="Standard">
      <style:text-properties fo:font-size="15pt" fo:font-weight="bold" officeooo:rsid="00187751" officeooo:paragraph-rsid="00187751" style:font-size-asian="15pt" style:font-weight-asian="bold" style:font-size-complex="15pt" style:font-weight-complex="bold"/>
    </style:style>
    <style:style style:name="P4" style:family="paragraph" style:parent-style-name="Standard">
      <style:text-properties officeooo:rsid="0016ff16" officeooo:paragraph-rsid="0016ff16"/>
    </style:style>
    <style:style style:name="P5" style:family="paragraph" style:parent-style-name="Standard">
      <style:text-properties officeooo:rsid="001be023" officeooo:paragraph-rsid="001f2a76"/>
    </style:style>
    <style:style style:name="P6" style:family="paragraph" style:parent-style-name="Standard">
      <style:text-properties officeooo:rsid="001f2a76" officeooo:paragraph-rsid="00210ea1"/>
    </style:style>
    <style:style style:name="P7" style:family="paragraph" style:parent-style-name="Standard">
      <style:text-properties fo:font-size="14pt" fo:font-weight="bold" officeooo:rsid="001f2a76" officeooo:paragraph-rsid="001f2a76" style:font-size-asian="14pt" style:font-weight-asian="bold" style:font-size-complex="14pt" style:font-weight-complex="bold"/>
    </style:style>
    <style:style style:name="P8" style:family="paragraph" style:parent-style-name="Standard">
      <style:text-properties fo:font-size="14pt" fo:font-weight="bold" officeooo:rsid="00210ea1" officeooo:paragraph-rsid="00210ea1" style:font-size-asian="14pt" style:font-weight-asian="bold" style:font-size-complex="14pt" style:font-weight-complex="bold"/>
    </style:style>
    <style:style style:name="P9" style:family="paragraph" style:parent-style-name="Standard">
      <style:text-properties fo:font-size="13pt" officeooo:rsid="001be023" officeooo:paragraph-rsid="001f2a76" style:font-size-asian="13pt" style:font-size-complex="13pt"/>
    </style:style>
    <style:style style:name="P10" style:family="paragraph" style:parent-style-name="Standard">
      <style:text-properties fo:font-size="13pt" fo:font-weight="normal" officeooo:rsid="00187751" officeooo:paragraph-rsid="00187751" style:font-size-asian="13pt" style:font-weight-asian="normal" style:font-size-complex="13pt" style:font-weight-complex="normal"/>
    </style:style>
    <style:style style:name="P11" style:family="paragraph" style:parent-style-name="Standard">
      <style:text-properties fo:font-size="13pt" fo:font-weight="normal" officeooo:rsid="002219dd" officeooo:paragraph-rsid="002219dd" style:font-size-asian="13pt" style:font-weight-asian="normal" style:font-size-complex="13pt" style:font-weight-complex="normal"/>
    </style:style>
    <style:style style:name="P12" style:family="paragraph" style:parent-style-name="Standard">
      <style:text-properties fo:font-size="13pt" fo:font-weight="normal" officeooo:rsid="0023c102" officeooo:paragraph-rsid="0023c102" style:font-size-asian="13pt" style:font-weight-asian="normal" style:font-size-complex="13pt" style:font-weight-complex="normal"/>
    </style:style>
    <style:style style:name="P13" style:family="paragraph" style:parent-style-name="Standard" style:list-style-name="L4">
      <style:text-properties fo:font-size="13pt" fo:font-weight="normal" officeooo:rsid="0023c102" officeooo:paragraph-rsid="0023c102" style:font-size-asian="13pt" style:font-weight-asian="normal" style:font-size-complex="13pt" style:font-weight-complex="normal"/>
    </style:style>
    <style:style style:name="P14" style:family="paragraph" style:parent-style-name="Standard">
      <style:text-properties fo:font-weight="normal" officeooo:rsid="001f2a76" officeooo:paragraph-rsid="001f2a76" style:font-weight-asian="normal" style:font-weight-complex="normal"/>
    </style:style>
    <style:style style:name="P15" style:family="paragraph" style:parent-style-name="Standard" style:list-style-name="L1">
      <style:text-properties fo:font-weight="normal" officeooo:rsid="001f2a76" officeooo:paragraph-rsid="001f2a76" style:font-weight-asian="normal" style:font-weight-complex="normal"/>
    </style:style>
    <style:style style:name="P16" style:family="paragraph" style:parent-style-name="Standard">
      <style:text-properties fo:font-size="12pt" officeooo:rsid="0016ff16" officeooo:paragraph-rsid="0016ff16" style:font-size-asian="12pt" style:font-size-complex="12pt"/>
    </style:style>
    <style:style style:name="P17" style:family="paragraph" style:parent-style-name="Standard" style:list-style-name="L2">
      <style:text-properties officeooo:rsid="00210ea1" officeooo:paragraph-rsid="00210ea1"/>
    </style:style>
    <style:style style:name="P18" style:family="paragraph" style:parent-style-name="Standard">
      <style:text-properties officeooo:rsid="00210ea1" officeooo:paragraph-rsid="00210ea1"/>
    </style:style>
    <style:style style:name="P19" style:family="paragraph" style:parent-style-name="Standard" style:list-style-name="L3">
      <style:text-properties officeooo:rsid="00210ea1" officeooo:paragraph-rsid="00210ea1"/>
    </style:style>
    <style:style style:name="P20" style:family="paragraph" style:parent-style-name="Standard" style:list-style-name="L2">
      <style:paragraph-properties fo:text-align="start" style:justify-single-word="false"/>
      <style:text-properties officeooo:paragraph-rsid="00210ea1"/>
    </style:style>
    <style:style style:name="P21" style:family="paragraph" style:parent-style-name="Standard" style:list-style-name="L3">
      <style:text-properties officeooo:paragraph-rsid="00210ea1"/>
    </style:style>
    <style:style style:name="P22" style:family="paragraph" style:parent-style-name="Standard">
      <style:text-properties fo:font-size="15pt" fo:font-weight="bold" officeooo:rsid="00187751" officeooo:paragraph-rsid="00187751" style:font-size-asian="15pt" style:font-weight-asian="bold" style:font-size-complex="15pt" style:font-weight-complex="bold"/>
    </style:style>
    <style:style style:name="T1" style:family="text">
      <style:text-properties officeooo:rsid="001d1eb5"/>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210ea1"/>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10ea1" style:font-size-asian="10.5pt" style:font-weight-asian="normal" style:font-size-complex="12pt" style:font-weight-complex="normal"/>
    </style:style>
    <style:style style:name="T6" style:family="text">
      <style:text-properties officeooo:rsid="0023c102"/>
    </style:style>
    <style:style style:name="T7" style:family="text">
      <style:text-properties fo:font-size="13pt" officeooo:rsid="001d1eb5"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CTIONAL REQUIREMENTS FOR DRUG <text:s/>STORE MANAGEMENT :-</text:p>
      <text:p text:style-name="P1"/>
      <text:p text:style-name="P9">Functional requirements are the intended behaviours of the system. This behaviour <text:span text:style-name="T1">may express as services,tasks or functions that the system is required to perform. Functional requirements define what the system is supposed to do. Our application will be developed to manage and process the data by using the required data base.</text:span></text:p>
      <text:p text:style-name="P9"/>
      <text:p text:style-name="P5"><text:span text:style-name="T7">The database of the system provides the following functionality:</text:span></text:p>
      <text:p text:style-name="P16">1. The software must allow input of <text:s/>products data from Administrator and secured access , and from the data streaming real-time monitoring equipment.</text:p>
      <text:p text:style-name="P16">2. The project must request username and password for access to data,only after authentication will allow access to the system.</text:p>
      <text:p text:style-name="P16">3. The project must require high levels of error correction and input validation.</text:p>
      <text:p text:style-name="P16">4. The project must allow browsing by the Administrator and Staff to access and update information products and customers ,vendors.</text:p>
      <text:p text:style-name="P16">5. The project must identify the products and customer by a unique numeric identifier derived from a function performed on the Customer’s birth date or product id.</text:p>
      <text:p text:style-name="P16">6. The software to be developed must operate without interruption twenty-four hours a day.</text:p>
      <text:p text:style-name="P16">7. The software must retrieve,update and store data from multiple input.</text:p>
      <text:p text:style-name="P16">8. The software must allow full and complete record search queries by users.</text:p>
      <text:p text:style-name="P16"/>
      <text:p text:style-name="P7">Data Entry:</text:p>
      <text:p text:style-name="P14">The data entry is the functionality that is used to enter the data of the drug in to the system.The system serves different interface that can manage data entry mechanisms in the drug management system in drug store.</text:p>
      <text:p text:style-name="P14">The main data entries are the following:</text:p>
      <text:list xml:id="list2117866197" text:style-name="L1">
        <text:list-item>
          <text:p text:style-name="P15">Recording the description of drug.</text:p>
        </text:list-item>
        <text:list-item>
          <text:p text:style-name="P15">Update data </text:p>
        </text:list-item>
        <text:list-item>
          <text:p text:style-name="P15">Login</text:p>
        </text:list-item>
        <text:list-item>
          <text:p text:style-name="P15">Search the needed medicine data </text:p>
        </text:list-item>
      </text:list>
      <text:p text:style-name="P6"><text:span text:style-name="T2">Data processing:</text:span><text:line-break/><text:span text:style-name="T3">The system on input data will provide the following data:</text:span></text:p>
      <text:list xml:id="list1237078444" text:style-name="L2">
        <text:list-item>
          <text:p text:style-name="P17">Saving the product data </text:p>
        </text:list-item>
        <text:list-item>
          <text:p text:style-name="P17">Update data</text:p>
        </text:list-item>
        <text:list-item>
          <text:p text:style-name="P17">Clear the data </text:p>
        </text:list-item>
        <text:list-item>
          <text:p text:style-name="P17">Generating report </text:p>
        </text:list-item>
        <text:list-item>
          <text:p text:style-name="P17">Search requested drug’s data</text:p>
        </text:list-item>
        <text:list-item>
          <text:p text:style-name="P20"><text:span text:style-name="T3">Exit </text:span></text:p>
        </text:list-item>
      </text:list>
      <text:p text:style-name="P8">Report Generation:</text:p>
      <text:list xml:id="list2147262277" text:style-name="L3">
        <text:list-item>
          <text:p text:style-name="P21"><text:span text:style-name="T5">Total number of product that are sealed and unsealed <text:s/>in the stock.</text:span></text:p>
        </text:list-item>
        <text:list-item>
          <text:p text:style-name="P21"><text:span text:style-name="T5">Total number of drugs that are sold from drug store.</text:span></text:p>
        </text:list-item>
        <text:list-item>
          <text:p text:style-name="P21"><text:span text:style-name="T5">Products with required registration date,name, quality, quantity,model, cost,expiry date...etc.</text:span></text:p>
        </text:list-item>
        <text:list-item>
          <text:p text:style-name="P19"><text:span text:style-name="T4">Total number of drugs that are stored by their pharmacological order.</text:span></text:p>
        </text:list-item>
      </text:list>
      <text:p text:style-name="P18"/>
      <text:p text:style-name="P1"/>
      <text:p text:style-name="P1"/>
      <text:p text:style-name="P3"><text:soft-page-break/>Non Functional Requirements <text:span text:style-name="T6">For Drug Store Management </text:span>:-</text:p>
      <text:p text:style-name="P11">Non functional requirements is a requirement that specifies criteria that can be used to judge the operation of a system, rather than specific behaviors.Non functional requirements define how a system is supposed to be.</text:p>
      <text:p text:style-name="P12">Qualities that is nonfunctional requirements can <text:s/>be divided into two main categories.</text:p>
      <text:list xml:id="list2056838548" text:style-name="L4">
        <text:list-item>
          <text:p text:style-name="P13">Execution qualities such as security and usability which are observable at runtime.</text:p>
        </text:list-item>
        <text:list-item>
          <text:p text:style-name="P13">Evolution qualities such as testability,maintainability,extensibility and scalibity, which are embodied in the static structure of the software system.</text:p>
        </text:list-item>
      </text:list>
      <text:p text:style-name="P10">1. Response Time should be minimum.</text:p>
      <text:p text:style-name="P10">2. The software interface must follow design conven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14:18:15.590000000</meta:creation-date>
    <dc:date>2020-02-14T14:35:21.035000000</dc:date>
    <meta:editing-duration>PT1H31M16S</meta:editing-duration>
    <meta:editing-cycles>4</meta:editing-cycles>
    <meta:generator>LibreOffice/6.1.4.2$Windows_X86_64 LibreOffice_project/9d0f32d1f0b509096fd65e0d4bec26ddd1938fd3</meta:generator>
    <meta:document-statistic meta:table-count="0" meta:image-count="0" meta:object-count="0" meta:page-count="2" meta:paragraph-count="37" meta:word-count="455" meta:character-count="2865" meta:non-whitespace-character-count="2453"/>
  </office:meta>
</office:document-meta>
</file>